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05E607B423C7913FC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2.119cm" svg:x="0.001cm" svg:y="0.381cm">
          <draw:image xlink:href="Pictures/10000000000002990000005E607B423C7913FC8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2-25T15:47:13.587000000</dc:date>
    <meta:editing-duration>PT2M10S</meta:editing-duration>
    <meta:editing-cycles>3</meta:editing-cycles>
    <meta:generator>LibreOffice/5.0.4.2$Windows_x86 LibreOffice_project/2b9802c1994aa0b7dc6079e128979269cf95bc78</meta:generator>
    <meta:document-statistic meta:object-count="1"/>
  </office:meta>
</office:document-meta>
</file>